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rdering the battle event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Breakfast</text:p>
              </text:list-item>
              <text:list-item>
                <text:p text:style-name="P1">Lunch</text:p>
              </text:list-item>
              <text:list-item>
                <text:p text:style-name="P1">Dinner</text:p>
              </text:list-item>
              <text:list-item>
                <text:p text:style-name="P1">Supp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7T11:54:04.929787405</meta:creation-date>
    <dc:date>2020-02-27T11:55:49.247516919</dc:date>
    <meta:editing-duration>PT1M45S</meta:editing-duration>
    <meta:editing-cycles>1</meta:editing-cycles>
    <meta:document-statistic meta:object-count="25"/>
    <meta:generator>LibreOffice/6.3.4.2.0$Linux_X86_64 LibreOffice_project/30$Build-2</meta:generator>
  </office:meta>
</office:document-meta>
</file>